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ettin' High </text:p>
      <text:p text:style-name="Standard">By: E-Zee &amp; Matt McNasty </text:p>
      <text:p text:style-name="Standard">Beat: ridin high – Jawga boys</text:p>
      <text:p text:style-name="Standard"/>
      <text:p text:style-name="Standard">We roll a blunt </text:p>
      <text:p text:style-name="Standard">And then we getting high x8</text:p>
      <text:p text:style-name="Standard"/>
      <text:p text:style-name="Standard">E-Zee:</text:p>
      <text:p text:style-name="Standard"/>
      <text:p text:style-name="Standard">Roll a blunt </text:p>
      <text:p text:style-name="Standard">Bag a Dro</text:p>
      <text:p text:style-name="Standard">Gettin high muthafucka </text:p>
      <text:p text:style-name="Standard">pimps and hoes </text:p>
      <text:p text:style-name="Standard"/>
      <text:p text:style-name="Standard">In the hood </text:p>
      <text:p text:style-name="Standard">Gettin some </text:p>
      <text:p text:style-name="Standard">Got drink, got weed </text:p>
      <text:p text:style-name="Standard">gone burn me one </text:p>
      <text:p text:style-name="Standard"/>
      <text:p text:style-name="Standard">yellow kush </text:p>
      <text:p text:style-name="Standard">Purple haze </text:p>
      <text:p text:style-name="Standard">smoke that shit </text:p>
      <text:p text:style-name="Standard">got me high for days </text:p>
      <text:p text:style-name="Standard"/>
      <text:p text:style-name="Standard">im in the street </text:p>
      <text:p text:style-name="Standard">on ghetto shit </text:p>
      <text:p text:style-name="Standard">stupid muthafucka </text:p>
      <text:p text:style-name="Standard">wanna take a hit </text:p>
      <text:p text:style-name="Standard"/>
      <text:p text:style-name="Standard">Uh </text:p>
      <text:p text:style-name="Standard">im rollin up </text:p>
      <text:p text:style-name="Standard">smoking straight fire </text:p>
      <text:p text:style-name="Standard">when im chokin up </text:p>
      <text:p text:style-name="Standard"/>
      <text:p text:style-name="Standard">bitch on my lap </text:p>
      <text:p text:style-name="Standard">an she from the bay </text:p>
      <text:p text:style-name="Standard">sexy ass bitch </text:p>
      <text:p text:style-name="Standard">givin head for days </text:p>
      <text:p text:style-name="Standard"/>
      <text:p text:style-name="Standard">I need me some money </text:p>
      <text:p text:style-name="Standard">cuz ya boy is getting paid </text:p>
      <text:p text:style-name="Standard">got the supa fly hoes back seat</text:p>
      <text:p text:style-name="Standard">anytime I feel like getting laid </text:p>
      <text:p text:style-name="Standard"/>
      <text:p text:style-name="Standard">my truck clean, my dick clean </text:p>
      <text:p text:style-name="Standard">shit yeah im ballin out </text:p>
      <text:p text:style-name="Standard">got so much money in this bitch </text:p>
      <text:p text:style-name="Standard">I done feel like selling out </text:p>
      <text:p text:style-name="Standard"/>
      <text:p text:style-name="Standard"><text:soft-page-break/>I got hella weed </text:p>
      <text:p text:style-name="Standard">hella bunts </text:p>
      <text:p text:style-name="Standard">lets get high </text:p>
      <text:p text:style-name="Standard">then we start to stunt </text:p>
      <text:p text:style-name="Standard"/>
      <text:p text:style-name="Standard">old school rhymes </text:p>
      <text:p text:style-name="Standard">on the gangsta rap </text:p>
      <text:p text:style-name="Standard">kickin it country </text:p>
      <text:p text:style-name="Standard">and that fuckin fact </text:p>
      <text:p text:style-name="Standard"/>
      <text:p text:style-name="Standard">HA </text:p>
      <text:p text:style-name="Standard"/>
      <text:p text:style-name="Standard">go tell all the girls </text:p>
      <text:p text:style-name="Standard">that im in the fuckin game </text:p>
      <text:p text:style-name="Standard">shootin up the liquor store</text:p>
      <text:p text:style-name="Standard">getting me some fame </text:p>
      <text:p text:style-name="Standard"/>
      <text:p text:style-name="Standard">chillin wit my homie </text:p>
      <text:p text:style-name="Standard">and guess what you gon see</text:p>
      <text:p text:style-name="Standard">Just me and Ahsoka in the back seat </text:p>
      <text:p text:style-name="Standard">chillin on a PRB (PRB = Pre-rolled blunt)</text:p>
      <text:p text:style-name="Standard"/>
      <text:p text:style-name="Standard">Chorus </text:p>
      <text:p text:style-name="Standard"/>
      <text:p text:style-name="Standard">We roll a blunt </text:p>
      <text:p text:style-name="Standard">and then we getting high x 8</text:p>
      <text:p text:style-name="Standard"/>
      <text:p text:style-name="Standard">Matt McNasty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2T19:11:49</meta:creation-date>
    <meta:document-statistic meta:table-count="0" meta:image-count="0" meta:object-count="0" meta:page-count="2" meta:paragraph-count="59" meta:word-count="238" meta:character-count="1149"/>
    <dc:date>2014-04-22T19:48:16</dc:date>
    <meta:editing-duration>PT5M46S</meta:editing-duration>
    <meta:editing-cycles>1</meta:editing-cycles>
    <meta:generator>OpenOffice.org/3.4.1$Unix OpenOffice.org_project/341m1$Build-9593</meta:generator>
  </office:meta>
</office:document-meta>
</file>